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2.44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3.03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First name</text:p>
          </table:table-cell>
          <table:table-cell office:value-type="string">
            <text:p>Phonetic Name</text:p>
          </table:table-cell>
          <table:table-cell office:value-type="string">
            <text:p>Last name</text:p>
          </table:table-cell>
          <table:table-cell office:value-type="string">
            <text:p>Notes</text:p>
          </table:table-cell>
          <table:table-cell office:value-type="string">
            <text:p>Pronouns</text:p>
          </table:table-cell>
          <table:table-cell office:value-type="string">
            <text:p>Username</text:p>
          </table:table-cell>
          <table:table-cell office:value-type="string">
            <text:p>Email address</text:p>
          </table:table-cell>
          <table:table-cell office:value-type="string">
            <text:p>Enroll Code</text:p>
          </table:table-cell>
          <table:table-cell office:value-type="string">
            <text:p>Perm number</text:p>
          </table:table-cell>
          <table:table-cell office:value-type="string">
            <text:p>Roles</text:p>
          </table:table-cell>
          <table:table-cell office:value-type="string">
            <text:p>Groups</text:p>
          </table:table-cell>
        </table:table-row>
        <table:table-row table:style-name="ro1">
          <table:table-cell/>
          <table:table-cell office:value-type="string">
            <text:p>Franci</text:p>
          </table:table-cell>
          <table:table-cell/>
          <table:table-cell office:value-type="string">
            <text:p>Adjangba</text:p>
          </table:table-cell>
          <table:table-cell/>
          <table:table-cell office:value-type="string">
            <text:p>She/Her/Hers</text:p>
          </table:table-cell>
          <table:table-cell office:value-type="string">
            <text:p>franci</text:p>
          </table:table-cell>
          <table:table-cell office:value-type="string">
            <text:p>franci@umail.ucsb.edu</text:p>
          </table:table-cell>
          <table:table-cell office:value-type="float" office:value="12559">
            <text:p>12559</text:p>
          </table:table-cell>
          <table:table-cell office:value-type="float" office:value="5894506">
            <text:p>5894506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Nelly</text:p>
          </table:table-cell>
          <table:table-cell office:value-type="string">
            <text:p>Aparicio</text:p>
          </table:table-cell>
          <table:table-cell/>
          <table:table-cell office:value-type="string">
            <text:p>He/Him/His</text:p>
          </table:table-cell>
          <table:table-cell office:value-type="string">
            <text:p>naparicio</text:p>
          </table:table-cell>
          <table:table-cell office:value-type="string">
            <text:p>naparicio@umail.ucsb.edu</text:p>
          </table:table-cell>
          <table:table-cell office:value-type="float" office:value="12567">
            <text:p>12567</text:p>
          </table:table-cell>
          <table:table-cell office:value-type="float" office:value="6586499">
            <text:p>65864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hy</text:p>
          </table:table-cell>
          <table:table-cell office:value-type="string">
            <text:p>\Ree\</text:p>
          </table:table-cell>
          <table:table-cell office:value-type="string">
            <text:p>Apostol</text:p>
          </table:table-cell>
          <table:table-cell/>
          <table:table-cell office:value-type="string">
            <text:p>She/Her/Hers</text:p>
          </table:table-cell>
          <table:table-cell office:value-type="string">
            <text:p>rhyanne</text:p>
          </table:table-cell>
          <table:table-cell office:value-type="string">
            <text:p>rhyanne@umail.ucsb.edu</text:p>
          </table:table-cell>
          <table:table-cell office:value-type="float" office:value="12567">
            <text:p>12567</text:p>
          </table:table-cell>
          <table:table-cell office:value-type="float" office:value="9693664">
            <text:p>969366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icardo</text:p>
          </table:table-cell>
          <table:table-cell/>
          <table:table-cell office:value-type="string">
            <text:p>de la Cabada</text:p>
          </table:table-cell>
          <table:table-cell table:number-columns-repeated="2"/>
          <table:table-cell office:value-type="string">
            <text:p>rdelacabada</text:p>
          </table:table-cell>
          <table:table-cell office:value-type="string">
            <text:p>rdelacabada@umail.ucsb.edu</text:p>
          </table:table-cell>
          <table:table-cell office:value-type="float" office:value="12567">
            <text:p>12567</text:p>
          </table:table-cell>
          <table:table-cell office:value-type="float" office:value="8490484">
            <text:p>849048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Breanna</text:p>
          </table:table-cell>
          <table:table-cell table:style-name="ce2" office:value-type="string">
            <text:p>“Bre” [YOU'VE HAD HER TWICE]</text:p>
          </table:table-cell>
          <table:table-cell office:value-type="string">
            <text:p>Flores</text:p>
          </table:table-cell>
          <table:table-cell/>
          <table:table-cell office:value-type="string">
            <text:p>She/Her/Hers</text:p>
          </table:table-cell>
          <table:table-cell office:value-type="string">
            <text:p>breanna_flores</text:p>
          </table:table-cell>
          <table:table-cell office:value-type="string">
            <text:p>breanna_flores@umail.ucsb.edu</text:p>
          </table:table-cell>
          <table:table-cell office:value-type="float" office:value="12567">
            <text:p>12567</text:p>
          </table:table-cell>
          <table:table-cell office:value-type="float" office:value="4283842">
            <text:p>428384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Yesenia</text:p>
          </table:table-cell>
          <table:table-cell office:value-type="string">
            <text:p>Yessi</text:p>
          </table:table-cell>
          <table:table-cell office:value-type="string">
            <text:p>Gil</text:p>
          </table:table-cell>
          <table:table-cell office:value-type="string">
            <text:p>glasses</text:p>
          </table:table-cell>
          <table:table-cell/>
          <table:table-cell office:value-type="string">
            <text:p>yeseniagil</text:p>
          </table:table-cell>
          <table:table-cell office:value-type="string">
            <text:p>yeseniagil@umail.ucsb.edu</text:p>
          </table:table-cell>
          <table:table-cell office:value-type="float" office:value="12567">
            <text:p>12567</text:p>
          </table:table-cell>
          <table:table-cell office:value-type="float" office:value="5005103">
            <text:p>5005103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Qixuan</text:p>
          </table:table-cell>
          <table:table-cell office:value-type="string">
            <text:p>“Cassie”</text:p>
          </table:table-cell>
          <table:table-cell office:value-type="string">
            <text:p>He</text:p>
          </table:table-cell>
          <table:table-cell table:number-columns-repeated="2"/>
          <table:table-cell office:value-type="string">
            <text:p>qixuanhe</text:p>
          </table:table-cell>
          <table:table-cell office:value-type="string">
            <text:p>qixuanhe@umail.ucsb.edu</text:p>
          </table:table-cell>
          <table:table-cell office:value-type="float" office:value="12559">
            <text:p>12559</text:p>
          </table:table-cell>
          <table:table-cell office:value-type="float" office:value="3666948">
            <text:p>36669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Jasmine</text:p>
          </table:table-cell>
          <table:table-cell office:value-type="string">
            <text:p>Jackson</text:p>
          </table:table-cell>
          <table:table-cell office:value-type="string">
            <text:p>Looong hai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drew</text:p>
          </table:table-cell>
          <table:table-cell/>
          <table:table-cell office:value-type="string">
            <text:p>Liu</text:p>
          </table:table-cell>
          <table:table-cell office:value-type="string">
            <text:p>has nice hair</text:p>
          </table:table-cell>
          <table:table-cell office:value-type="string">
            <text:p>He/Him/His</text:p>
          </table:table-cell>
          <table:table-cell office:value-type="string">
            <text:p>andrewliu</text:p>
          </table:table-cell>
          <table:table-cell office:value-type="string">
            <text:p>andrewliu@umail.ucsb.edu</text:p>
          </table:table-cell>
          <table:table-cell office:value-type="float" office:value="12567">
            <text:p>12567</text:p>
          </table:table-cell>
          <table:table-cell office:value-type="float" office:value="4348439">
            <text:p>434843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Giselle</text:p>
          </table:table-cell>
          <table:table-cell office:value-type="string">
            <text:p>\Giss-elle\</text:p>
          </table:table-cell>
          <table:table-cell office:value-type="string">
            <text:p>Martinez Salceda</text:p>
          </table:table-cell>
          <table:table-cell office:value-type="string">
            <text:p>Has cool stickers</text:p>
          </table:table-cell>
          <table:table-cell office:value-type="string">
            <text:p>She/Her/Hers</text:p>
          </table:table-cell>
          <table:table-cell office:value-type="string">
            <text:p>g_martinezsalceda</text:p>
          </table:table-cell>
          <table:table-cell office:value-type="string">
            <text:p>g_martinezsalceda@umail.ucsb.edu</text:p>
          </table:table-cell>
          <table:table-cell office:value-type="float" office:value="12567">
            <text:p>12567</text:p>
          </table:table-cell>
          <table:table-cell office:value-type="float" office:value="6672240">
            <text:p>667224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table:number-columns-repeated="2" office:value-type="string">
            <text:p>Katie</text:p>
          </table:table-cell>
          <table:table-cell office:value-type="string">
            <text:p>Meade</text:p>
          </table:table-cell>
          <table:table-cell table:number-columns-repeated="2"/>
          <table:table-cell office:value-type="string">
            <text:p>kmeade</text:p>
          </table:table-cell>
          <table:table-cell office:value-type="string">
            <text:p>kmeade@umail.ucsb.edu</text:p>
          </table:table-cell>
          <table:table-cell office:value-type="float" office:value="12567">
            <text:p>12567</text:p>
          </table:table-cell>
          <table:table-cell office:value-type="float" office:value="8165748">
            <text:p>81657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ichard</text:p>
          </table:table-cell>
          <table:table-cell office:value-type="string">
            <text:p>Richie</text:p>
          </table:table-cell>
          <table:table-cell office:value-type="string">
            <text:p>Montes Lemus</text:p>
          </table:table-cell>
          <table:table-cell office:value-type="string">
            <text:p>Wants to do an internship in Week 5</text:p>
          </table:table-cell>
          <table:table-cell office:value-type="string">
            <text:p>He/Him/His</text:p>
          </table:table-cell>
          <table:table-cell office:value-type="string">
            <text:p>richardmonteslemus</text:p>
          </table:table-cell>
          <table:table-cell office:value-type="string">
            <text:p>richardmonteslemus@umail.ucsb.edu</text:p>
          </table:table-cell>
          <table:table-cell office:value-type="float" office:value="12559">
            <text:p>12559</text:p>
          </table:table-cell>
          <table:table-cell office:value-type="float" office:value="9709999">
            <text:p>97099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Cami</text:p>
          </table:table-cell>
          <table:table-cell office:value-type="string">
            <text:p>Mras</text:p>
          </table:table-cell>
          <table:table-cell office:value-type="string">
            <text:p>dropped</text:p>
          </table:table-cell>
          <table:table-cell/>
          <table:table-cell office:value-type="string">
            <text:p>camillemras</text:p>
          </table:table-cell>
          <table:table-cell office:value-type="string">
            <text:p>camillemras@umail.ucsb.edu</text:p>
          </table:table-cell>
          <table:table-cell office:value-type="float" office:value="12567">
            <text:p>12567</text:p>
          </table:table-cell>
          <table:table-cell office:value-type="float" office:value="5694757">
            <text:p>5694757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Ebany</text:p>
          </table:table-cell>
          <table:table-cell office:value-type="string">
            <text:p>\Ebonny\</text:p>
          </table:table-cell>
          <table:table-cell office:value-type="string">
            <text:p>Negrete</text:p>
          </table:table-cell>
          <table:table-cell/>
          <table:table-cell office:value-type="string">
            <text:p>She/Her/Hers</text:p>
          </table:table-cell>
          <table:table-cell office:value-type="string">
            <text:p>ebanynegrete</text:p>
          </table:table-cell>
          <table:table-cell office:value-type="string">
            <text:p>ebanynegrete@umail.ucsb.edu</text:p>
          </table:table-cell>
          <table:table-cell office:value-type="float" office:value="12567">
            <text:p>12567</text:p>
          </table:table-cell>
          <table:table-cell office:value-type="float" office:value="5705215">
            <text:p>570521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table:number-columns-repeated="2" office:value-type="string">
            <text:p>Jordan</text:p>
          </table:table-cell>
          <table:table-cell office:value-type="string">
            <text:p>Nguyen</text:p>
          </table:table-cell>
          <table:table-cell/>
          <table:table-cell office:value-type="string">
            <text:p>He/Him/His</text:p>
          </table:table-cell>
          <table:table-cell office:value-type="string">
            <text:p>jordan_nguyen</text:p>
          </table:table-cell>
          <table:table-cell office:value-type="string">
            <text:p>jordan_nguyen@umail.ucsb.edu</text:p>
          </table:table-cell>
          <table:table-cell office:value-type="float" office:value="12567">
            <text:p>12567</text:p>
          </table:table-cell>
          <table:table-cell office:value-type="float" office:value="4170098">
            <text:p>417009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Christian</text:p>
          </table:table-cell>
          <table:table-cell office:value-type="string">
            <text:p>Chris</text:p>
          </table:table-cell>
          <table:table-cell office:value-type="string">
            <text:p>Perez</text:p>
          </table:table-cell>
          <table:table-cell/>
          <table:table-cell office:value-type="string">
            <text:p>He/Him/His</text:p>
          </table:table-cell>
          <table:table-cell office:value-type="string">
            <text:p>cperez894</text:p>
          </table:table-cell>
          <table:table-cell office:value-type="string">
            <text:p>cperez894@umail.ucsb.edu</text:p>
          </table:table-cell>
          <table:table-cell office:value-type="float" office:value="12567">
            <text:p>12567</text:p>
          </table:table-cell>
          <table:table-cell office:value-type="float" office:value="7987662">
            <text:p>798766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Haris</text:p>
          </table:table-cell>
          <table:table-cell/>
          <table:table-cell office:value-type="string">
            <text:p>Sohail</text:p>
          </table:table-cell>
          <table:table-cell/>
          <table:table-cell office:value-type="string">
            <text:p>He/Him/His</text:p>
          </table:table-cell>
          <table:table-cell office:value-type="string">
            <text:p>hsohail</text:p>
          </table:table-cell>
          <table:table-cell office:value-type="string">
            <text:p>hsohail@umail.ucsb.edu</text:p>
          </table:table-cell>
          <table:table-cell office:value-type="float" office:value="12567">
            <text:p>12567</text:p>
          </table:table-cell>
          <table:table-cell office:value-type="float" office:value="5227541">
            <text:p>5227541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Tonglin</text:p>
          </table:table-cell>
          <table:table-cell office:value-type="string">
            <text:p>\Tong-LEEN\</text:p>
          </table:table-cell>
          <table:table-cell office:value-type="string">
            <text:p>Wu</text:p>
          </table:table-cell>
          <table:table-cell table:number-columns-repeated="2"/>
          <table:table-cell office:value-type="string">
            <text:p>tonglin</text:p>
          </table:table-cell>
          <table:table-cell office:value-type="string">
            <text:p>tonglinwu2021@gmail.com</text:p>
          </table:table-cell>
          <table:table-cell office:value-type="float" office:value="12559">
            <text:p>12559</text:p>
          </table:table-cell>
          <table:table-cell office:value-type="float" office:value="5668660">
            <text:p>566866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office:value-type="string">
            <text:p>Anthony</text:p>
          </table:table-cell>
          <table:table-cell/>
          <table:table-cell office:value-type="string">
            <text:p>Zendejas</text:p>
          </table:table-cell>
          <table:table-cell/>
          <table:table-cell office:value-type="string">
            <text:p>He/Him/His</text:p>
          </table:table-cell>
          <table:table-cell office:value-type="string">
            <text:p>eazendejas</text:p>
          </table:table-cell>
          <table:table-cell office:value-type="string">
            <text:p>eazendejas@ucsb.edu</text:p>
          </table:table-cell>
          <table:table-cell office:value-type="float" office:value="12567">
            <text:p>12567</text:p>
          </table:table-cell>
          <table:table-cell office:value-type="float" office:value="4233565">
            <text:p>423356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6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06/30/2022</text:date>, <text:time>12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Unix OpenOffice.org_project/4111m1$Build-9808</meta:generator>
    <dc:date>2022-06-30T12:33:32</dc:date>
    <meta:editing-duration>PT3H48M39S</meta:editing-duration>
    <meta:editing-cycles>3</meta:editing-cycles>
    <meta:document-statistic meta:table-count="1" meta:cell-count="191" meta:object-count="0"/>
  </office:meta>
</office:document-meta>
</file>